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DB Test Plan</text:title></text:p>
      <text:p text:style-name="OrgTitle"/>
      <text:p text:style-name="OrgSubtitle"><text:initial-creator>David A. Ventimiglia</text:initial-creator></text:p>
      <text:p text:style-name="OrgSubtitle"/>
      <text:p text:style-name="OrgSubtitle"><text:span text:style-name="OrgActiveTimestamp">&lt;2022-06-03 Fri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1acf8f">1. Databases</text:a></text:p>
          <text:p text:style-name="Contents_20_2"><text:a xlink:type="simple" xlink:href="#org492d0f7">1.1. Postgres</text:a></text:p>
          <text:p text:style-name="Contents_20_2"><text:a xlink:type="simple" xlink:href="#orgea6b6bd">1.2. Schema</text:a></text:p>
          <text:p text:style-name="Contents_20_3"><text:a xlink:type="simple" xlink:href="#org3f15909">1.2.1. <text:span text:style-name="OrgTodo">DONE</text:span> Table Basics</text:a></text:p>
          <text:p text:style-name="Contents_20_3"><text:a xlink:type="simple" xlink:href="#org84b8ff6">1.2.2. <text:span text:style-name="OrgTodo">DONE</text:span> Table Relationships</text:a></text:p>
          <text:p text:style-name="Contents_20_3"><text:a xlink:type="simple" xlink:href="#org2b03c9c">1.2.3. <text:span text:style-name="OrgTodo">TODO</text:span> Remote Relationships <text:span text:style-name="OrgTags">[<text:span text:style-name="OrgTag">DOES_NOT_INVOLVE_DB</text:span>]</text:span></text:a></text:p>
          <text:p text:style-name="Contents_20_3"><text:a xlink:type="simple" xlink:href="#orga3e7357">1.2.4. <text:span text:style-name="OrgTodo">DONE</text:span> Extend with Views</text:a></text:p>
          <text:p text:style-name="Contents_20_3"><text:a xlink:type="simple" xlink:href="#orgf4bd567">1.2.5. <text:span text:style-name="OrgTodo">DONE</text:span> Extend with SQL Functions</text:a></text:p>
          <text:p text:style-name="Contents_20_3"><text:a xlink:type="simple" xlink:href="#org2da1159">1.2.6. <text:span text:style-name="OrgTodo">DONE</text:span> Default field values</text:a></text:p>
          <text:p text:style-name="Contents_20_3"><text:a xlink:type="simple" xlink:href="#orgc7e632a">1.2.7. <text:span text:style-name="OrgTodo">DONE</text:span> Enum type fields</text:a></text:p>
          <text:p text:style-name="Contents_20_3"><text:a xlink:type="simple" xlink:href="#orgb6d0600">1.2.8. <text:span text:style-name="OrgTodo">DONE</text:span> Computed fields</text:a></text:p>
          <text:p text:style-name="Contents_20_3"><text:a xlink:type="simple" xlink:href="#orge2e1ad4">1.2.9. <text:span text:style-name="OrgTodo">DONE</text:span> Customize auto-generated fields <text:span text:style-name="OrgTags">[<text:span text:style-name="OrgTag">DOES_NOT_INVOLVE_DB</text:span>]</text:span></text:a></text:p>
          <text:p text:style-name="Contents_20_3"><text:a xlink:type="simple" xlink:href="#org7bfde2f">1.2.10. <text:span text:style-name="OrgTodo">DONE</text:span> Data validations</text:a></text:p>
          <text:p text:style-name="Contents_20_3"><text:a xlink:type="simple" xlink:href="#orgf3835b1">1.2.11. <text:span text:style-name="OrgTodo">DONE</text:span> Using an existing database</text:a></text:p>
          <text:p text:style-name="Contents_20_3"><text:a xlink:type="simple" xlink:href="#orga005442">1.2.12. <text:span text:style-name="OrgTodo">DONE</text:span> Relay Schema <text:span text:style-name="OrgTags">[<text:span text:style-name="OrgTag">DOES_NOT_INVOLVE_DB</text:span>]</text:span></text:a></text:p>
          <text:p text:style-name="Contents_20_2"><text:a xlink:type="simple" xlink:href="#org25ebc84">1.3. Queries</text:a></text:p>
          <text:p text:style-name="Contents_20_3"><text:a xlink:type="simple" xlink:href="#org9ffd130">1.3.1. <text:span text:style-name="OrgTodo">DONE</text:span> Simple object queries</text:a></text:p>
          <text:p text:style-name="Contents_20_3"><text:a xlink:type="simple" xlink:href="#org65129d4">1.3.2. <text:span text:style-name="OrgTodo">DONE</text:span> Nested object queries</text:a></text:p>
          <text:p text:style-name="Contents_20_3"><text:a xlink:type="simple" xlink:href="#orga5c9a26">1.3.3. <text:span text:style-name="OrgTodo">DONE</text:span> Aggregation queries</text:a></text:p>
          <text:p text:style-name="Contents_20_3"><text:a xlink:type="simple" xlink:href="#org7791d17">1.3.4. <text:span text:style-name="OrgTodo">DONE</text:span> Filter query results / search queries</text:a></text:p>
          <text:p text:style-name="Contents_20_3"><text:a xlink:type="simple" xlink:href="#org99abe31">1.3.5. <text:span text:style-name="OrgTodo">DONE</text:span> Sort query results</text:a></text:p>
          <text:p text:style-name="Contents_20_3"><text:a xlink:type="simple" xlink:href="#org227939d">1.3.6. <text:span text:style-name="OrgTodo">DONE</text:span> Distinct query results</text:a></text:p>
          <text:p text:style-name="Contents_20_3"><text:a xlink:type="simple" xlink:href="#org77b0b36">1.3.7. <text:span text:style-name="OrgTodo">TODO</text:span> Using multiple arguments <text:span text:style-name="OrgTags">[<text:span text:style-name="OrgTag">DOES_NOT_INVOLVE_DB</text:span>]</text:span></text:a></text:p>
          <text:p text:style-name="Contents_20_3"><text:a xlink:type="simple" xlink:href="#org31ec90a">1.3.8. <text:span text:style-name="OrgTodo">TODO</text:span> Multiple queries in a request <text:span text:style-name="OrgTags">[<text:span text:style-name="OrgTag">DOES_NOT_INVOLVE_DB</text:span>]</text:span></text:a></text:p>
          <text:p text:style-name="Contents_20_3"><text:a xlink:type="simple" xlink:href="#org3b0e893">1.3.9. <text:span text:style-name="OrgTodo">TODO</text:span> Using variables / aliases / fragments / directives <text:span text:style-name="OrgTags">[<text:span text:style-name="OrgTag">DOES_NOT_INVOLVE_DB</text:span>]</text:span></text:a></text:p>
          <text:p text:style-name="Contents_20_3"><text:a xlink:type="simple" xlink:href="#orgd322309">1.3.10. <text:span text:style-name="OrgTodo">TODO</text:span> Query performance</text:a></text:p>
          <text:p text:style-name="Contents_20_2"><text:a xlink:type="simple" xlink:href="#org55c4630">1.4. Mutations</text:a></text:p>
          <text:p text:style-name="Contents_20_3"><text:a xlink:type="simple" xlink:href="#org4eb9313">1.4.1. <text:span text:style-name="OrgTodo">DONE</text:span> Insert</text:a></text:p>
          <text:p text:style-name="Contents_20_3"><text:a xlink:type="simple" xlink:href="#org018e87e">1.4.2. <text:span text:style-name="OrgTodo">TODO</text:span> Upsert</text:a></text:p>
          <text:p text:style-name="Contents_20_3"><text:a xlink:type="simple" xlink:href="#org379db77">1.4.3. <text:span text:style-name="OrgTodo">DONE</text:span> Update</text:a></text:p>
          <text:p text:style-name="Contents_20_3"><text:a xlink:type="simple" xlink:href="#org5b6a2dc">1.4.4. <text:span text:style-name="OrgTodo">TODO</text:span> Delete</text:a></text:p>
          <text:p text:style-name="Contents_20_3"><text:a xlink:type="simple" xlink:href="#orgff1d262">1.4.5. <text:span text:style-name="OrgTodo">TODO</text:span> Multiple mutations in a request</text:a></text:p>
          <text:p text:style-name="Contents_20_2"><text:a xlink:type="simple" xlink:href="#org461dfb5">1.5. Subscriptions</text:a></text:p>
          <text:p text:style-name="Contents_20_3"><text:a xlink:type="simple" xlink:href="#org30c6bd4">1.5.1. <text:span text:style-name="OrgTodo">TODO</text:span> Live queries</text:a></text:p>
          <text:p text:style-name="Contents_20_2"><text:a xlink:type="simple" xlink:href="#org66e0d7f">1.6. Supported Postgres types</text:a></text:p>
          <text:p text:style-name="Contents_20_3"><text:a xlink:type="simple" xlink:href="#org9b5f282">1.6.1. <text:span text:style-name="OrgTodo">DONE</text:span> Perform inserts on the <text:span text:style-name="OrgCode">misc</text:span> table.</text:a></text:p>
          <text:p text:style-name="Contents_20_1"><text:a xlink:type="simple" xlink:href="#org476ee81">2. Remote Schema</text:a></text:p>
          <text:p text:style-name="Contents_20_2"><text:a xlink:type="simple" xlink:href="#org7f7f2b6">2.1. Remote relationships</text:a></text:p>
          <text:p text:style-name="Contents_20_3"><text:a xlink:type="simple" xlink:href="#orga6a0a4b">2.1.1. <text:span text:style-name="OrgTodo">TODO</text:span> To remote database</text:a></text:p>
          <text:p text:style-name="Contents_20_3"><text:a xlink:type="simple" xlink:href="#org730a4a6">2.1.2. <text:span text:style-name="OrgTodo">TODO</text:span> To Remote Schema <text:span text:style-name="OrgTags">[<text:span text:style-name="OrgTag">DOES_NOT_INVOLVE_DB</text:span>]</text:span></text:a></text:p>
          <text:p text:style-name="Contents_20_2"><text:a xlink:type="simple" xlink:href="#org8ee534f">2.2. Authorization in remote schema</text:a></text:p>
          <text:p text:style-name="Contents_20_3"><text:a xlink:type="simple" xlink:href="#org7e8721c">2.2.1. <text:span text:style-name="OrgTodo">TODO</text:span> Forwarding auth context to/from remote schema <text:span text:style-name="OrgTags">[<text:span text:style-name="OrgTag">DOES_NOT_INVOLVE_DB</text:span>]</text:span></text:a></text:p>
          <text:p text:style-name="Contents_20_3"><text:a xlink:type="simple" xlink:href="#org329f98f">2.2.2. <text:span text:style-name="OrgTodo">TODO</text:span> Remote schema permissions <text:span text:style-name="OrgTags">[<text:span text:style-name="OrgTag">DOES_NOT_INVOLVE_DB</text:span>]</text:span></text:a></text:p>
          <text:p text:style-name="Contents_20_3"><text:a xlink:type="simple" xlink:href="#orgd748144">2.2.3. <text:span text:style-name="OrgTodo">TODO</text:span> Bypassing Hasura's auth for remote schema <text:span text:style-name="OrgTags">[<text:span text:style-name="OrgTag">DOES_NOT_INVOLVE_DB</text:span>]</text:span></text:a></text:p>
          <text:p text:style-name="Contents_20_1"><text:a xlink:type="simple" xlink:href="#orgfc94e45">3. Event Triggers</text:a></text:p>
          <text:p text:style-name="Contents_20_2"><text:a xlink:type="simple" xlink:href="#org0a15042">3.1. Creating an Event Trigger</text:a></text:p>
          <text:p text:style-name="Contents_20_3"><text:a xlink:type="simple" xlink:href="#orgf9af3a6">3.1.1. <text:span text:style-name="OrgTodo">DONE</text:span> Create an insert trigger</text:a></text:p>
          <text:p text:style-name="Contents_20_3"><text:a xlink:type="simple" xlink:href="#org32d9e42">3.1.2. <text:span text:style-name="OrgTodo">DONE</text:span> Create an update trigger</text:a></text:p>
          <text:p text:style-name="Contents_20_1"><text:a xlink:type="simple" xlink:href="#org9f6ea3a">4. Scheduled Triggers</text:a></text:p>
          <text:p text:style-name="Contents_20_2"><text:a xlink:type="simple" xlink:href="#orged9a6f0">4.1. Creating a chron trigger</text:a></text:p>
          <text:p text:style-name="Contents_20_3"><text:a xlink:type="simple" xlink:href="#org2739d49">4.1.1. <text:span text:style-name="OrgTodo">TODO</text:span> Create a chron trigger</text:a></text:p>
          <text:p text:style-name="Contents_20_2"><text:a xlink:type="simple" xlink:href="#orgac8f5ae">4.2. Creating a one-off scheduled event</text:a></text:p>
          <text:p text:style-name="Contents_20_3"><text:a xlink:type="simple" xlink:href="#org86469e0">4.2.1. <text:span text:style-name="OrgTodo">TODO</text:span> Create a one-off scheduled event</text:a></text:p>
          <text:p text:style-name="Contents_20_2"><text:a xlink:type="simple" xlink:href="#orga664aed">4.3. Cleaning up scheduled triggers data</text:a></text:p>
          <text:p text:style-name="Contents_20_3"><text:a xlink:type="simple" xlink:href="#orgade02bc">4.3.1. <text:span text:style-name="OrgTodo">TODO</text:span> Clear Everything</text:a></text:p>
          <text:p text:style-name="Contents_20_1"><text:a xlink:type="simple" xlink:href="#orga2ab582">5. Test Matrix</text:a></text:p>
          <text:p text:style-name="Contents_20_2"><text:a xlink:type="simple" xlink:href="#org5b2d36a">5.1. NOTES</text:a></text:p>
          <text:p text:style-name="Contents_20_2"><text:a xlink:type="simple" xlink:href="#orgac98f4d">5.2. Additional Notes</text:a></text:p>
        </text:index-body>
      </text:table-of-content>
      <text:h text:style-name="Heading_20_1" text:outline-level="1" text:is-list-header="false">
<text:bookmark-start text:name="OrgXref.org51acf8f"/>
<text:bookmark text:name="org51acf8f"/>Databases
<text:bookmark-end text:name="OrgXref.org51acf8f"/></text:h>
      <text:h text:style-name="Heading_20_2" text:outline-level="2" text:is-list-header="false">
<text:bookmark-start text:name="OrgXref.org492d0f7"/>
<text:bookmark text:name="org492d0f7"/>Postgres
<text:bookmark-end text:name="OrgXref.org492d0f7"/></text:h>
      <text:h text:style-name="Heading_20_2" text:outline-level="2" text:is-list-header="false">
<text:bookmark-start text:name="OrgXref.orgea6b6bd"/>
<text:bookmark text:name="orgea6b6bd"/>Schema
<text:bookmark-end text:name="OrgXref.orgea6b6bd"/></text:h>
      <text:h text:style-name="Heading_20_3" text:outline-level="3" text:is-list-header="false">
<text:bookmark-start text:name="OrgXref.org3f15909"/>
<text:bookmark text:name="org3f15909"/><text:span text:style-name="OrgDone">DONE</text:span> Table Basics
<text:bookmark-end text:name="OrgXref.org3f15909"/></text:h>
      <text:list text:style-name="OrgBulletedList" text:continue-numbering="false">
        <text:list-item>
          <text:p text:style-name="Text_20_body"><text:span text:style-name="OrgCode">[✓] </text:span>Add database
</text:p>
        </text:list-item>
        <text:list-item>
          <text:p text:style-name="Text_20_body"><text:span text:style-name="OrgCode">[✓] </text:span>Add account and product tables
</text:p>
        </text:list-item>
        <text:list-item>
          <text:p text:style-name="Text_20_body"><text:span text:style-name="OrgCode">[✓] </text:span>Add account and product data
</text:p>
        </text:list-item>
        <text:list-item>
          <text:p text:style-name="Text_20_body"><text:span text:style-name="OrgCode">[✓] </text:span>Perform CRUD operations
</text:p>
          <text:list text:style-name="OrgBulletedList" text:continue-numbering="true">
            <text:list-item>
              <text:p text:style-name="Text_20_body">Read
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account(<text:span text:style-name="OrgSrcFontLockVariableNameFace">order_by</text:span>:<text:s/>{<text:span text:style-name="OrgSrcFontLockVariableNameFace">nam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created_at</text:p>
              <text:p text:style-name="OrgSrcBlock"><text:s/><text:s/><text:s/><text:s/>updated_at</text:p>
              <text:p text:style-name="OrgSrcBlock"><text:s/><text:s/>}</text:p>
              <text:p text:style-name="OrgSrcBlockLastLine">}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product(<text:span text:style-name="OrgSrcFontLockVariableNameFace">order_by</text:span>:<text:s/>{<text:span text:style-name="OrgSrcFontLockVariableNameFace">pric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price</text:p>
              <text:p text:style-name="OrgSrcBlock"><text:s/><text:s/><text:s/><text:s/>updated_at</text:p>
              <text:p text:style-name="OrgSrcBlock"><text:s/><text:s/><text:s/><text:s/>created_at</text:p>
              <text:p text:style-name="OrgSrcBlock"><text:s/><text:s/>}</text:p>
              <text:p text:style-name="OrgSrcBlockLastLine">}</text:p>
            </text:list-item>
            <text:list-item>
              <text:p text:style-name="Text_20_body">Insert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account(<text:span text:style-name="OrgSrcFontLockVariableNameFace">objects</text:span>:<text:s/>{<text:span text:style-name="OrgSrcFontLockVariableNameFace">name</text:span>:<text:s/><text:span text:style-name="OrgSrcFontLockStringFace">"John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product(<text:span text:style-name="OrgSrcFontLockVariableNameFace">objects</text:span>:<text:s/>{<text:span text:style-name="OrgSrcFontLockVariableNameFace">name</text:span>:<text:s/><text:span text:style-name="OrgSrcFontLockStringFace">"Doughnut"</text:span>,<text:s/>price:<text:s/><text:span text:style-name="OrgSrcFontLockTypeFace">100</text:span>})<text:s/>{</text:p>
              <text:p text:style-name="OrgSrcBlock"><text:s/><text:s/><text:s/><text:s/>returning<text:s/>{</text:p>
              <text:p text:style-name="OrgSrcBlock"><text:s/><text:s/><text:s/><text:s/><text:s/><text:s/>id</text:p>
              <text:p text:style-name="OrgSrcBlock"><text:s/><text:s/><text:s/><text:s/><text:s/><text:s/>name</text:p>
              <text:p text:style-name="OrgSrcBlock"><text:s/><text:s/><text:s/><text:s/><text:s/><text:s/>price</text:p>
              <text:p text:style-name="OrgSrcBlock"><text:s/><text:s/><text:s/><text:s/><text:s/><text:s/>updated_at</text:p>
              <text:p text:style-name="OrgSrcBlock"><text:s/><text:s/><text:s/><text:s/><text:s/><text:s/>created_at</text:p>
              <text:p text:style-name="OrgSrcBlock"><text:s/><text:s/><text:s/><text:s/>}</text:p>
              <text:p text:style-name="OrgSrcBlock"><text:s/><text:s/>}</text:p>
              <text:p text:style-name="OrgSrcBlockLastLine">}</text:p>
            </text:list-item>
            <text:list-item>
              <text:p text:style-name="Text_20_body">Upda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update_account(<text:span text:style-name="OrgSrcFontLockVariableNameFace">where</text:span>:<text:s/>{<text:span text:style-name="OrgSrcFontLockVariableNameFace">name</text:span>:<text:s/>{_eq:<text:s/><text:span text:style-name="OrgSrcFontLockStringFace">"John<text:s/>Doe"</text:span>}},<text:s/>_set:<text:s/>{name:<text:s/><text:span text:style-name="OrgSrcFontLockStringFace">"Jane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</text:list-item>
            <text:list-item>
              <text:p text:style-name="Text_20_body">Dele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<text:s/><text:s/>delete_product(<text:span text:style-name="OrgSrcFontLockVariableNameFace">where</text:span>:<text:s/>{<text:span text:style-name="OrgSrcFontLockVariableNameFace">name</text:span>:<text:s/>{_eq:<text:s/><text:span text:style-name="OrgSrcFontLockStringFace">"Doughnut"</text:span>}})<text:s/>{</text:p>
              <text:p text:style-name="OrgSrcBlock"><text:s/><text:s/><text:s/><text:s/><text:s/><text:s/>affected_rows</text:p>
              <text:p text:style-name="OrgSrcBlock"><text:s/><text:s/><text:s/><text:s/>}</text:p>
              <text:p text:style-name="OrgSrcBlockLastLine"><text:s/><text:s/>}</text:p>
            </text:list-item>
          </text:list>
        </text:list-item>
      </text:list>
      <text:h text:style-name="Heading_20_3" text:outline-level="3" text:is-list-header="false">
<text:bookmark-start text:name="OrgXref.org84b8ff6"/>
<text:bookmark text:name="org84b8ff6"/><text:span text:style-name="OrgDone">DONE</text:span> Table Relationships
<text:bookmark-end text:name="OrgXref.org84b8ff6"/></text:h>
      <text:list text:style-name="OrgBulletedList" text:continue-numbering="false">
        <text:list-item>
          <text:p text:style-name="Text_20_body"><text:span text:style-name="OrgCode">[✓] </text:span>Add the order and order detail tables
</text:p>
        </text:list-item>
        <text:list-item>
          <text:p text:style-name="Text_20_body"><text:span text:style-name="OrgCode">[✓] </text:span>Add relationships for account, order, order detail, and product
</text:p>
        </text:list-item>
        <text:list-item>
          <text:p text:style-name="Text_20_body"><text:span text:style-name="OrgCode">[✓] </text:span>Generate order and order detail data
</text:p>
        </text:list-item>
        <text:list-item>
          <text:p text:style-name="Text_20_body"><text:span text:style-name="OrgCode">[✓] </text:span>Perform queries across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(<text:span text:style-name="OrgSrcFontLockVariableNameFace">limit</text:span>:<text:s/><text:span text:style-name="OrgSrcFontLockTypeFace">2</text:span>)<text:s/>{</text:p>
          <text:p text:style-name="OrgSrcBlock"><text:s/><text:s/><text:s/><text:s/>id</text:p>
          <text:p text:style-name="OrgSrcBlock"><text:s/><text:s/><text:s/><text:s/>name</text:p>
          <text:p text:style-name="OrgSrcBlock"><text:s/><text:s/><text:s/><text:s/>created_at</text:p>
          <text:p text:style-name="OrgSrcBlock"><text:s/><text:s/><text:s/><text:s/>updated_at</text:p>
          <text:p text:style-name="OrgSrcBlock"><text:s/><text:s/><text:s/><text:s/>orders<text:s/>{</text:p>
          <text:p text:style-name="OrgSrcBlock"><text:s/><text:s/><text:s/><text:s/><text:s/><text:s/>id</text:p>
          <text:p text:style-name="OrgSrcBlock"><text:s/><text:s/><text:s/><text:s/><text:s/><text:s/>created_at</text:p>
          <text:p text:style-name="OrgSrcBlock"><text:s/><text:s/><text:s/><text:s/><text:s/><text:s/>updated_at</text:p>
          <text:p text:style-name="OrgSrcBlock"><text:s/><text:s/><text:s/><text:s/><text:s/><text:s/>order_details<text:s/>{</text:p>
          <text:p text:style-name="OrgSrcBlock"><text:tab/>id</text:p>
          <text:p text:style-name="OrgSrcBlock"><text:tab/>created_at</text:p>
          <text:p text:style-name="OrgSrcBlock"><text:tab/>updated_at</text:p>
          <text:p text:style-name="OrgSrcBlock"><text:tab/>units</text:p>
          <text:p text:style-name="OrgSrcBlock"><text:tab/>product<text:s/>{</text:p>
          <text:p text:style-name="OrgSrcBlock"><text:tab/><text:s/><text:s/>id</text:p>
          <text:p text:style-name="OrgSrcBlock"><text:tab/><text:s/><text:s/>name</text:p>
          <text:p text:style-name="OrgSrcBlock"><text:tab/><text:s/><text:s/>created_at</text:p>
          <text:p text:style-name="OrgSrcBlock"><text:tab/><text:s/><text:s/>updated_at</text:p>
          <text:p text:style-name="OrgSrcBlock"><text:tab/><text:s/><text:s/>price</text:p>
          <text:p text:style-name="OrgSrcBlock"><text:tab/>}</text:p>
          <text:p text:style-name="OrgSrcBlock"><text:s/><text:s/><text:s/><text:s/><text:s/><text:s/>}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2b03c9c"/>
<text:bookmark text:name="org2b03c9c"/><text:span text:style-name="OrgTodo">TODO</text:span> Remote Relationships<text:tab/><text:span text:style-name="OrgTags">[<text:span text:style-name="OrgTag">DOES_NOT_INVOLVE_DB</text:span>]</text:span>
<text:bookmark-end text:name="OrgXref.org2b03c9c"/></text:h>
      <text:h text:style-name="Heading_20_3" text:outline-level="3" text:is-list-header="false">
<text:bookmark-start text:name="OrgXref.orga3e7357"/>
<text:bookmark text:name="orga3e7357"/><text:span text:style-name="OrgDone">DONE</text:span> Extend with Views
<text:bookmark-end text:name="OrgXref.orga3e7357"/></text:h>
      <text:list text:style-name="OrgBulletedList" text:continue-numbering="false">
        <text:list-item>
          <text:p text:style-name="Text_20_body"><text:span text:style-name="OrgCode">[✓] </text:span>Add account<text:span text:style-name="OrgSubscript">summary</text:span> view and relationships
</text:p>
        </text:list-item>
        <text:list-item>
          <text:p text:style-name="Text_20_body"><text:span text:style-name="OrgCode">[✓] </text:span>Query across table and view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_summary(<text:span text:style-name="OrgSrcFontLockVariableNameFace">limit</text:span>:<text:s/><text:span text:style-name="OrgSrcFontLockTypeFace">10</text:span>)<text:s/>{</text:p>
          <text:p text:style-name="OrgSrcBlock"><text:s/><text:s/><text:s/><text:s/>id</text:p>
          <text:p text:style-name="OrgSrcBlock"><text:s/><text:s/><text:s/><text:s/>sum</text:p>
          <text:p text:style-name="OrgSrcBlock"><text:s/><text:s/><text:s/><text:s/>account<text:s/>{</text:p>
          <text:p text:style-name="OrgSrcBlock"><text:s/><text:s/><text:s/><text:s/><text:s/><text:s/>name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f4bd567"/>
<text:bookmark text:name="orgf4bd567"/><text:span text:style-name="OrgDone">DONE</text:span> Extend with SQL Functions
<text:bookmark-end text:name="OrgXref.orgf4bd567"/></text:h>
      <text:list text:style-name="OrgBulletedList" text:continue-numbering="false">
        <text:list-item>
          <text:p text:style-name="Text_20_body"><text:span text:style-name="OrgCode">[✓] </text:span>Add search functions
</text:p>
        </text:list-item>
        <text:list-item>
          <text:p text:style-name="Text_20_body"><text:span text:style-name="OrgCode">[✓] </text:span>Query search function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fuzzy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2da1159"/>
<text:bookmark text:name="org2da1159"/><text:span text:style-name="OrgDone">DONE</text:span> Default field values
<text:bookmark-end text:name="OrgXref.org2da1159"/></text:h>
      <text:h text:style-name="Heading_20_3" text:outline-level="3" text:is-list-header="false">
<text:bookmark-start text:name="OrgXref.orgc7e632a"/>
<text:bookmark text:name="orgc7e632a"/><text:span text:style-name="OrgDone">DONE</text:span> Enum type fields
<text:bookmark-end text:name="OrgXref.orgc7e632a"/></text:h>
      <text:list text:style-name="OrgBulletedList" text:continue-numbering="false">
        <text:list-item>
          <text:p text:style-name="Text_20_body"><text:span text:style-name="OrgCode">[✓] </text:span>Create a native Postgres enum type for order status.
</text:p>
        </text:list-item>
        <text:list-item>
          <text:p text:style-name="Text_20_body"><text:span text:style-name="OrgCode">[✓] </text:span>Create a enum table for region and track it as order sales<text:span text:style-name="OrgSubscript">region</text:span>.
</text:p>
        </text:list-item>
      </text:list>
      <text:h text:style-name="Heading_20_3" text:outline-level="3" text:is-list-header="false">
<text:bookmark-start text:name="OrgXref.orgb6d0600"/>
<text:bookmark text:name="orgb6d0600"/><text:span text:style-name="OrgDone">DONE</text:span> Computed fields
<text:bookmark-end text:name="OrgXref.orgb6d0600"/></text:h>
      <text:list text:style-name="OrgBulletedList" text:continue-numbering="false">
        <text:list-item>
          <text:p text:style-name="Text_20_body"><text:span text:style-name="OrgCode">[✓] </text:span>Add product<text:span text:style-name="OrgSubscript">sku</text:span> function and track it as a computed field
</text:p>
        </text:list-item>
        <text:list-item>
          <text:p text:style-name="Text_20_body"><text:span text:style-name="OrgCode">[✓] </text:span>Query product table with computed field
</text:p>
        </text:list-item>
      </text:list>
      <text:p text:style-name="OrgSrcBlock">query<text:s/>{</text:p>
      <text:p text:style-name="OrgSrcBlock"><text:s/><text:s/>product(<text:span text:style-name="OrgSrcFontLockVariableNameFace">limit</text:span>:<text:s/><text:span text:style-name="OrgSrcFontLockTypeFace">10</text:span>)<text:s/>{</text:p>
      <text:p text:style-name="OrgSrcBlock"><text:s/><text:s/><text:s/><text:s/>id</text:p>
      <text:p text:style-name="OrgSrcBlock"><text:s/><text:s/><text:s/><text:s/>name</text:p>
      <text:p text:style-name="OrgSrcBlock"><text:s/><text:s/><text:s/><text:s/>price</text:p>
      <text:p text:style-name="OrgSrcBlock"><text:s/><text:s/><text:s/><text:s/>sku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e2e1ad4"/>
<text:bookmark text:name="orge2e1ad4"/><text:span text:style-name="OrgDone">DONE</text:span> Customize auto-generated fields<text:tab/><text:span text:style-name="OrgTags">[<text:span text:style-name="OrgTag">DOES_NOT_INVOLVE_DB</text:span>]</text:span>
<text:bookmark-end text:name="OrgXref.orge2e1ad4"/></text:h>
      <text:list text:style-name="OrgBulletedList" text:continue-numbering="false">
        <text:list-item>
          <text:p text:style-name="Text_20_body"><text:span text:style-name="OrgCode">[✓] </text:span>Change order.status to order.state for the GraphQL field name
</text:p>
        </text:list-item>
      </text:list>
      <text:h text:style-name="Heading_20_3" text:outline-level="3" text:is-list-header="false">
<text:bookmark-start text:name="OrgXref.org7bfde2f"/>
<text:bookmark text:name="org7bfde2f"/><text:span text:style-name="OrgDone">DONE</text:span> Data validations
<text:bookmark-end text:name="OrgXref.org7bfde2f"/></text:h>
      <text:list text:style-name="OrgBulletedList" text:continue-numbering="false">
        <text:list-item>
          <text:p text:style-name="Text_20_body"><text:span text:style-name="OrgCode">[✓] </text:span>Add non<text:span text:style-name="OrgSubscript">negative</text:span><text:span text:style-name="OrgSubscript">price</text:span> check constraint
</text:p>
        </text:list-item>
        <text:list-item>
          <text:p text:style-name="Text_20_body"><text:span text:style-name="OrgCode">[✓] </text:span>Attempt mutations with and without negative prices
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Chilli<text:s/>Paste,<text:s/>Sambal<text:s/>Oelek"</text:span>}},<text:s/>_set:<text:s/>{price:<text:s/><text:span text:style-name="OrgSrcFontLockTypeFace">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Pastry<text:s/>-<text:s/>Raisin<text:s/>Muffin<text:s/>-<text:s/>Mini"</text:span>}},<text:s/>_set:<text:s/>{price:<text:s/><text:span text:style-name="OrgSrcFontLockTypeFace">-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f3835b1"/>
<text:bookmark text:name="orgf3835b1"/><text:span text:style-name="OrgDone">DONE</text:span> Using an existing database
<text:bookmark-end text:name="OrgXref.orgf3835b1"/></text:h>
      <text:h text:style-name="Heading_20_3" text:outline-level="3" text:is-list-header="false">
<text:bookmark-start text:name="OrgXref.orga005442"/>
<text:bookmark text:name="orga005442"/><text:span text:style-name="OrgDone">DONE</text:span> Relay Schema<text:tab/><text:span text:style-name="OrgTags">[<text:span text:style-name="OrgTag">DOES_NOT_INVOLVE_DB</text:span>]</text:span>
<text:bookmark-end text:name="OrgXref.orga005442"/></text:h>
      <text:list text:style-name="OrgBulletedList" text:continue-numbering="false">
        <text:list-item>
          <text:p text:style-name="Text_20_body"><text:span text:style-name="OrgCode">[✓] </text:span>Turn on the Relay API in the Console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connection(<text:span text:style-name="OrgSrcFontLockVariableNameFace">first</text:span>:<text:s/><text:span text:style-name="OrgSrcFontLockTypeFace">10</text:span>)<text:s/>{</text:p>
      <text:p text:style-name="OrgSrcBlock"><text:s/><text:s/><text:s/><text:s/>edges<text:s/>{</text:p>
      <text:p text:style-name="OrgSrcBlock"><text:s/><text:s/><text:s/><text:s/><text:s/><text:s/>node<text:s/>{</text:p>
      <text:p text:style-name="OrgSrcBlock"><text:tab/>name</text:p>
      <text:p text:style-name="OrgSrcBlock"><text:tab/>orders<text:s/>{</text:p>
      <text:p text:style-name="OrgSrcBlock"><text:tab/><text:s/><text:s/>id</text:p>
      <text:p text:style-name="OrgSrcBlock"><text:tab/><text:s/><text:s/>region</text:p>
      <text:p text:style-name="OrgSrcBlock"><text:tab/><text:s/><text:s/>order_details<text:s/>{</text:p>
      <text:p text:style-name="OrgSrcBlock"><text:tab/><text:s/><text:s/><text:s/><text:s/>units</text:p>
      <text:p text:style-name="OrgSrcBlock"><text:tab/><text:s/><text:s/><text:s/><text:s/>product<text:s/>{</text:p>
      <text:p text:style-name="OrgSrcBlock"><text:tab/><text:s/><text:s/><text:s/><text:s/><text:s/><text:s/>name</text:p>
      <text:p text:style-name="OrgSrcBlock"><text:tab/><text:s/><text:s/><text:s/><text:s/><text:s/><text:s/>price</text:p>
      <text:p text:style-name="OrgSrcBlock"><text:tab/><text:s/><text:s/><text:s/><text:s/><text:s/><text:s/>sku</text:p>
      <text:p text:style-name="OrgSrcBlock"><text:tab/><text:s/><text:s/><text:s/><text:s/>}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<text:s/><text:s/>cursor</text:p>
      <text:p text:style-name="OrgSrcBlock"><text:s/><text:s/><text:s/><text:s/>}</text:p>
      <text:p text:style-name="OrgSrcBlock"><text:s/><text:s/>}</text:p>
      <text:p text:style-name="OrgSrcBlockLastLine">}</text:p>
      <text:h text:style-name="Heading_20_2" text:outline-level="2" text:is-list-header="false">
<text:bookmark-start text:name="OrgXref.org25ebc84"/>
<text:bookmark text:name="org25ebc84"/>Queries
<text:bookmark-end text:name="OrgXref.org25ebc84"/></text:h>
      <text:h text:style-name="Heading_20_3" text:outline-level="3" text:is-list-header="false">
<text:bookmark-start text:name="OrgXref.org9ffd130"/>
<text:bookmark text:name="org9ffd130"/><text:span text:style-name="OrgDone">DONE</text:span> Simple object queries
<text:bookmark-end text:name="OrgXref.org9ffd130"/></text:h>
      <text:h text:style-name="Heading_20_3" text:outline-level="3" text:is-list-header="false">
<text:bookmark-start text:name="OrgXref.org65129d4"/>
<text:bookmark text:name="org65129d4"/><text:span text:style-name="OrgDone">DONE</text:span> Nested object queries
<text:bookmark-end text:name="OrgXref.org65129d4"/></text:h>
      <text:h text:style-name="Heading_20_3" text:outline-level="3" text:is-list-header="false">
<text:bookmark-start text:name="OrgXref.orga5c9a26"/>
<text:bookmark text:name="orga5c9a26"/><text:span text:style-name="OrgDone">DONE</text:span> Aggregation queries
<text:bookmark-end text:name="OrgXref.orga5c9a26"/></text:h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aggregate<text:s/>{</text:p>
      <text:p text:style-name="OrgSrcBlock"><text:s/><text:s/><text:s/><text:s/>aggregate<text:s/>{</text:p>
      <text:p text:style-name="OrgSrcBlock"><text:s/><text:s/><text:s/><text:s/><text:s/><text:s/>count</text:p>
      <text:p text:style-name="OrgSrcBlock"><text:s/><text:s/><text:s/><text:s/>}</text:p>
      <text:p text:style-name="OrgSrcBlock"><text:s/><text:s/>}</text:p>
      <text:p text:style-name="OrgSrcBlockLastLine">}</text:p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(<text:span text:style-name="OrgSrcFontLockVariableNameFace">limit</text:span>:<text:s/><text:span text:style-name="OrgSrcFontLockTypeFace">10</text:span>)<text:s/>{</text:p>
      <text:p text:style-name="OrgSrcBlock"><text:s/><text:s/><text:s/><text:s/>orders<text:s/>{</text:p>
      <text:p text:style-name="OrgSrcBlock"><text:s/><text:s/><text:s/><text:s/><text:s/><text:s/>order_details_aggregate<text:s/>{</text:p>
      <text:p text:style-name="OrgSrcBlock"><text:tab/>aggregate<text:s/>{</text:p>
      <text:p text:style-name="OrgSrcBlock"><text:tab/><text:s/><text:s/>sum<text:s/>{</text:p>
      <text:p text:style-name="OrgSrcBlock"><text:tab/><text:s/><text:s/><text:s/><text:s/>units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7791d17"/>
<text:bookmark text:name="org7791d17"/><text:span text:style-name="OrgDone">DONE</text:span> Filter query results / search queries
<text:bookmark-end text:name="OrgXref.org7791d17"/></text:h>
      <text:h text:style-name="Heading_20_3" text:outline-level="3" text:is-list-header="false">
<text:bookmark-start text:name="OrgXref.org99abe31"/>
<text:bookmark text:name="org99abe31"/><text:span text:style-name="OrgDone">DONE</text:span> Sort query results
<text:bookmark-end text:name="OrgXref.org99abe31"/></text:h>
      <text:h text:style-name="Heading_20_3" text:outline-level="3" text:is-list-header="false">
<text:bookmark-start text:name="OrgXref.org227939d"/>
<text:bookmark text:name="org227939d"/><text:span text:style-name="OrgDone">DONE</text:span> Distinct query results
<text:bookmark-end text:name="OrgXref.org227939d"/></text:h>
      <text:h text:style-name="Heading_20_3" text:outline-level="3" text:is-list-header="false">
<text:bookmark-start text:name="OrgXref.org77b0b36"/>
<text:bookmark text:name="org77b0b36"/><text:span text:style-name="OrgTodo">TODO</text:span> Using multiple arguments<text:tab/><text:span text:style-name="OrgTags">[<text:span text:style-name="OrgTag">DOES_NOT_INVOLVE_DB</text:span>]</text:span>
<text:bookmark-end text:name="OrgXref.org77b0b36"/></text:h>
      <text:h text:style-name="Heading_20_3" text:outline-level="3" text:is-list-header="false">
<text:bookmark-start text:name="OrgXref.org31ec90a"/>
<text:bookmark text:name="org31ec90a"/><text:span text:style-name="OrgTodo">TODO</text:span> Multiple queries in a request<text:tab/><text:span text:style-name="OrgTags">[<text:span text:style-name="OrgTag">DOES_NOT_INVOLVE_DB</text:span>]</text:span>
<text:bookmark-end text:name="OrgXref.org31ec90a"/></text:h>
      <text:h text:style-name="Heading_20_3" text:outline-level="3" text:is-list-header="false">
<text:bookmark-start text:name="OrgXref.org3b0e893"/>
<text:bookmark text:name="org3b0e893"/><text:span text:style-name="OrgTodo">TODO</text:span> Using variables / aliases / fragments / directives<text:tab/><text:span text:style-name="OrgTags">[<text:span text:style-name="OrgTag">DOES_NOT_INVOLVE_DB</text:span>]</text:span>
<text:bookmark-end text:name="OrgXref.org3b0e893"/></text:h>
      <text:h text:style-name="Heading_20_3" text:outline-level="3" text:is-list-header="false">
<text:bookmark-start text:name="OrgXref.orgd322309"/>
<text:bookmark text:name="orgd322309"/><text:span text:style-name="OrgTodo">TODO</text:span> Query performance
<text:bookmark-end text:name="OrgXref.orgd322309"/></text:h>
      <text:h text:style-name="Heading_20_2" text:outline-level="2" text:is-list-header="false">
<text:bookmark-start text:name="OrgXref.org55c4630"/>
<text:bookmark text:name="org55c4630"/>Mutations
<text:bookmark-end text:name="OrgXref.org55c4630"/></text:h>
      <text:h text:style-name="Heading_20_3" text:outline-level="3" text:is-list-header="false">
<text:bookmark-start text:name="OrgXref.org4eb9313"/>
<text:bookmark text:name="org4eb9313"/><text:span text:style-name="OrgDone">DONE</text:span> Insert
<text:bookmark-end text:name="OrgXref.org4eb9313"/></text:h>
      <text:h text:style-name="Heading_20_3" text:outline-level="3" text:is-list-header="false">
<text:bookmark-start text:name="OrgXref.org018e87e"/>
<text:bookmark text:name="org018e87e"/><text:span text:style-name="OrgTodo">TODO</text:span> Upsert
<text:bookmark-end text:name="OrgXref.org018e87e"/></text:h>
      <text:h text:style-name="Heading_20_3" text:outline-level="3" text:is-list-header="false">
<text:bookmark-start text:name="OrgXref.org379db77"/>
<text:bookmark text:name="org379db77"/><text:span text:style-name="OrgDone">DONE</text:span> Update
<text:bookmark-end text:name="OrgXref.org379db77"/></text:h>
      <text:h text:style-name="Heading_20_3" text:outline-level="3" text:is-list-header="false">
<text:bookmark-start text:name="OrgXref.org5b6a2dc"/>
<text:bookmark text:name="org5b6a2dc"/><text:span text:style-name="OrgTodo">TODO</text:span> Delete
<text:bookmark-end text:name="OrgXref.org5b6a2dc"/></text:h>
      <text:h text:style-name="Heading_20_3" text:outline-level="3" text:is-list-header="false">
<text:bookmark-start text:name="OrgXref.orgff1d262"/>
<text:bookmark text:name="orgff1d262"/><text:span text:style-name="OrgTodo">TODO</text:span> Multiple mutations in a request
<text:bookmark-end text:name="OrgXref.orgff1d262"/></text:h>
      <text:h text:style-name="Heading_20_2" text:outline-level="2" text:is-list-header="false">
<text:bookmark-start text:name="OrgXref.org461dfb5"/>
<text:bookmark text:name="org461dfb5"/>Subscriptions
<text:bookmark-end text:name="OrgXref.org461dfb5"/></text:h>
      <text:h text:style-name="Heading_20_3" text:outline-level="3" text:is-list-header="false">
<text:bookmark-start text:name="OrgXref.org30c6bd4"/>
<text:bookmark text:name="org30c6bd4"/><text:span text:style-name="OrgTodo">TODO</text:span> Live queries
<text:bookmark-end text:name="OrgXref.org30c6bd4"/></text:h>
      <text:h text:style-name="Heading_20_2" text:outline-level="2" text:is-list-header="false">
<text:bookmark-start text:name="OrgXref.org66e0d7f"/>
<text:bookmark text:name="org66e0d7f"/>Supported Postgres types
<text:bookmark-end text:name="OrgXref.org66e0d7f"/></text:h>
      <text:h text:style-name="Heading_20_3" text:outline-level="3" text:is-list-header="false">
<text:bookmark-start text:name="OrgXref.org9b5f282"/>
<text:bookmark text:name="org9b5f282"/><text:span text:style-name="OrgDone">DONE</text:span> Perform inserts on the <text:span text:style-name="OrgCode">misc</text:span> table.
<text:bookmark-end text:name="OrgXref.org9b5f282"/></text:h>
      <text:p text:style-name="OrgSrcBlock">mutation<text:s/>{</text:p>
      <text:p text:style-name="OrgSrcBlock"><text:s/><text:s/>insert_misc(<text:span text:style-name="OrgSrcFontLockVariableNameFace">objects</text:span>:<text:s/>[</text:p>
      <text:p text:style-name="OrgSrcBlock"><text:s/><text:s/><text:s/><text:s/><text:s/><text:s/>{</text:p>
      <text:p text:style-name="OrgSrcBlock"><text:tab/><text:span text:style-name="OrgSrcFontLockVariableNameFace">bigint_field</text:span>:<text:s/><text:span text:style-name="OrgSrcFontLockTypeFace">1</text:span></text:p>
      <text:p text:style-name="OrgSrcBlock"><text:tab/>bigserial_field:<text:s/><text:span text:style-name="OrgSrcFontLockTypeFace">1</text:span></text:p>
      <text:p text:style-name="OrgSrcBlock"><text:tab/>boolean_field:<text:s/><text:span text:style-name="OrgSrcFontLockConstantFace">true</text:span></text:p>
      <text:p text:style-name="OrgSrcBlock"><text:tab/>box_field:<text:s/><text:span text:style-name="OrgSrcFontLockStringFace">"((0,0),(1,1))"</text:span></text:p>
      <text:p text:style-name="OrgSrcBlock"><text:tab/>bytea_field:<text:s/><text:span text:style-name="OrgSrcFontLockStringFace">"\\xDEADBEEF"</text:span></text:p>
      <text:p text:style-name="OrgSrcBlock"><text:tab/>character_field:<text:s/><text:span text:style-name="OrgSrcFontLockStringFace">"foo"</text:span></text:p>
      <text:p text:style-name="OrgSrcBlock"><text:tab/>character_varying_field:<text:s/><text:span text:style-name="OrgSrcFontLockStringFace">"bar"</text:span></text:p>
      <text:p text:style-name="OrgSrcBlock"><text:tab/>cidr_field:<text:s/><text:span text:style-name="OrgSrcFontLockStringFace">"192.168.100.128/25"</text:span></text:p>
      <text:p text:style-name="OrgSrcBlock"><text:tab/>circle_field:<text:s/><text:span text:style-name="OrgSrcFontLockStringFace">"0,0,1"</text:span></text:p>
      <text:p text:style-name="OrgSrcBlock"><text:tab/>date_field:<text:s/><text:span text:style-name="OrgSrcFontLockStringFace">"2022-01-01"</text:span></text:p>
      <text:p text:style-name="OrgSrcBlock"><text:tab/>double_precision_field:<text:s/><text:span text:style-name="OrgSrcFontLockTypeFace">9673143120</text:span>,</text:p>
      <text:p text:style-name="OrgSrcBlock"><text:tab/>inet_field:<text:s/><text:span text:style-name="OrgSrcFontLockStringFace">"192.168.0.1/24"</text:span></text:p>
      <text:p text:style-name="OrgSrcBlock"><text:tab/>integer_field:<text:s/><text:span text:style-name="OrgSrcFontLockTypeFace">1</text:span></text:p>
      <text:p text:style-name="OrgSrcBlock"><text:tab/>interval_field:<text:s/><text:span text:style-name="OrgSrcFontLockStringFace">"'1<text:s/>month<text:s/>ago'"</text:span></text:p>
      <text:p text:style-name="OrgSrcBlock"><text:tab/>json_field:<text:s/>{}</text:p>
      <text:p text:style-name="OrgSrcBlock"><text:tab/>jsonb_field:<text:s/>{}</text:p>
      <text:p text:style-name="OrgSrcBlock"><text:tab/>line_field:<text:s/><text:span text:style-name="OrgSrcFontLockStringFace">"0,0,1,1"</text:span></text:p>
      <text:p text:style-name="OrgSrcBlock"><text:tab/>lseg_field:<text:s/><text:span text:style-name="OrgSrcFontLockStringFace">"0,0,1,1"</text:span></text:p>
      <text:p text:style-name="OrgSrcBlock"><text:tab/>macaddr_field:<text:s/><text:span text:style-name="OrgSrcFontLockStringFace">"08:00:2b:01:02:03"</text:span></text:p>
      <text:p text:style-name="OrgSrcBlock"><text:tab/>macaddr8_field:<text:s/><text:span text:style-name="OrgSrcFontLockStringFace">"08:00:2b:01:02:03:04:05"</text:span></text:p>
      <text:p text:style-name="OrgSrcBlock"><text:tab/>money_field:<text:s/><text:span text:style-name="OrgSrcFontLockTypeFace">52093</text:span>.89</text:p>
      <text:p text:style-name="OrgSrcBlock"><text:tab/>numeric_field:<text:s/><text:span text:style-name="OrgSrcFontLockTypeFace">10</text:span></text:p>
      <text:p text:style-name="OrgSrcBlock"><text:tab/>path_field:<text:s/><text:span text:style-name="OrgSrcFontLockStringFace">"0,0,1,1,2,2,3,3,3,0,2,0,0,0"</text:span></text:p>
      <text:p text:style-name="OrgSrcBlock"><text:tab/>pg_lsn_field:<text:s/><text:span text:style-name="OrgSrcFontLockStringFace">"FFFFFFFF/FFFFFFFF"</text:span></text:p>
      <text:p text:style-name="OrgSrcBlock"><text:tab/>point_field:<text:s/><text:span text:style-name="OrgSrcFontLockStringFace">"0,0"</text:span></text:p>
      <text:p text:style-name="OrgSrcBlock"><text:tab/>polygon_field:<text:s/><text:span text:style-name="OrgSrcFontLockStringFace">"0,0,1,0,1,1,0,1"</text:span></text:p>
      <text:p text:style-name="OrgSrcBlock"><text:tab/>real_field:<text:s/><text:span text:style-name="OrgSrcFontLockTypeFace">3</text:span>.14159</text:p>
      <text:p text:style-name="OrgSrcBlock"><text:tab/>serial_field:<text:s/><text:span text:style-name="OrgSrcFontLockTypeFace">1</text:span></text:p>
      <text:p text:style-name="OrgSrcBlock"><text:tab/>smallint_field:<text:s/><text:span text:style-name="OrgSrcFontLockTypeFace">1</text:span></text:p>
      <text:p text:style-name="OrgSrcBlock"><text:tab/>smallserial_field:<text:s/><text:span text:style-name="OrgSrcFontLockTypeFace">1</text:span></text:p>
      <text:p text:style-name="OrgSrcBlock"><text:tab/>text_field:<text:s/><text:span text:style-name="OrgSrcFontLockStringFace">"abc"</text:span></text:p>
      <text:p text:style-name="OrgSrcBlock"><text:tab/>time_with_time_zone_field:<text:s/><text:span text:style-name="OrgSrcFontLockStringFace">"04:05:06<text:s/>PST"</text:span></text:p>
      <text:p text:style-name="OrgSrcBlock"><text:tab/>time_without_time_zone_field:<text:s/><text:span text:style-name="OrgSrcFontLockStringFace">"04:05:06"</text:span></text:p>
      <text:p text:style-name="OrgSrcBlock"><text:tab/>timestamp_with_time_zone_field:<text:s/><text:span text:style-name="OrgSrcFontLockStringFace">"2022-01-01<text:s/>04:05:06<text:s/>PST"</text:span></text:p>
      <text:p text:style-name="OrgSrcBlock"><text:tab/>timestamp_without_time_zone_field:<text:s/><text:span text:style-name="OrgSrcFontLockStringFace">"2022-01-01<text:s/>04:05:06"</text:span></text:p>
      <text:p text:style-name="OrgSrcBlock"><text:tab/>txid_snapshot_field:<text:s/><text:span text:style-name="OrgSrcFontLockStringFace">"566:566:"</text:span></text:p>
      <text:p text:style-name="OrgSrcBlock"><text:tab/>uuid_field:<text:s/><text:span text:style-name="OrgSrcFontLockStringFace">"61a41be6-4eb4-45a5-bfb5-b68c20e9ccde"</text:span></text:p>
      <text:p text:style-name="OrgSrcBlock"><text:tab/>xml_field:<text:s/><text:span text:style-name="OrgSrcFontLockStringFace">"&lt;?xml<text:s/>version=\"1.0\"?&gt;&lt;book&gt;&lt;title&gt;Manual&lt;/title&gt;&lt;chapter&gt;...&lt;/chapter&gt;&lt;/book&gt;"</text:span></text:p>
      <text:p text:style-name="OrgSrcBlock"><text:s/><text:s/><text:s/><text:s/><text:s/><text:s/>}</text:p>
      <text:p text:style-name="OrgSrcBlock"><text:s/><text:s/><text:s/><text:s/>])<text:s/>{</text:p>
      <text:p text:style-name="OrgSrcBlock"><text:s/><text:s/><text:s/><text:s/>returning<text:s/>{</text:p>
      <text:p text:style-name="OrgSrcBlock"><text:s/><text:s/><text:s/><text:s/><text:s/><text:s/>bigint_field</text:p>
      <text:p text:style-name="OrgSrcBlock"><text:s/><text:s/><text:s/><text:s/><text:s/><text:s/>bigserial_field</text:p>
      <text:p text:style-name="OrgSrcBlock"><text:s/><text:s/><text:s/><text:s/><text:s/><text:s/>boolean_field</text:p>
      <text:p text:style-name="OrgSrcBlock"><text:s/><text:s/><text:s/><text:s/><text:s/><text:s/>box_field</text:p>
      <text:p text:style-name="OrgSrcBlock"><text:s/><text:s/><text:s/><text:s/><text:s/><text:s/>bytea_field</text:p>
      <text:p text:style-name="OrgSrcBlock"><text:s/><text:s/><text:s/><text:s/><text:s/><text:s/>character_field</text:p>
      <text:p text:style-name="OrgSrcBlock"><text:s/><text:s/><text:s/><text:s/><text:s/><text:s/>character_varying_field</text:p>
      <text:p text:style-name="OrgSrcBlock"><text:s/><text:s/><text:s/><text:s/><text:s/><text:s/>cidr_field</text:p>
      <text:p text:style-name="OrgSrcBlock"><text:s/><text:s/><text:s/><text:s/><text:s/><text:s/>circle_field</text:p>
      <text:p text:style-name="OrgSrcBlock"><text:s/><text:s/><text:s/><text:s/><text:s/><text:s/>date_field</text:p>
      <text:p text:style-name="OrgSrcBlock"><text:s/><text:s/><text:s/><text:s/><text:s/><text:s/>double_precision_field</text:p>
      <text:p text:style-name="OrgSrcBlock"><text:s/><text:s/><text:s/><text:s/><text:s/><text:s/>inet_field</text:p>
      <text:p text:style-name="OrgSrcBlock"><text:s/><text:s/><text:s/><text:s/><text:s/><text:s/>integer_field</text:p>
      <text:p text:style-name="OrgSrcBlock"><text:s/><text:s/><text:s/><text:s/><text:s/><text:s/>interval_field</text:p>
      <text:p text:style-name="OrgSrcBlock"><text:s/><text:s/><text:s/><text:s/><text:s/><text:s/>json_field</text:p>
      <text:p text:style-name="OrgSrcBlock"><text:s/><text:s/><text:s/><text:s/><text:s/><text:s/>jsonb_field</text:p>
      <text:p text:style-name="OrgSrcBlock"><text:s/><text:s/><text:s/><text:s/><text:s/><text:s/>line_field</text:p>
      <text:p text:style-name="OrgSrcBlock"><text:s/><text:s/><text:s/><text:s/><text:s/><text:s/>lseg_field</text:p>
      <text:p text:style-name="OrgSrcBlock"><text:s/><text:s/><text:s/><text:s/><text:s/><text:s/>macaddr_field</text:p>
      <text:p text:style-name="OrgSrcBlock"><text:s/><text:s/><text:s/><text:s/><text:s/><text:s/>macaddr8_field</text:p>
      <text:p text:style-name="OrgSrcBlock"><text:s/><text:s/><text:s/><text:s/><text:s/><text:s/>money_field</text:p>
      <text:p text:style-name="OrgSrcBlock"><text:s/><text:s/><text:s/><text:s/><text:s/><text:s/>numeric_field</text:p>
      <text:p text:style-name="OrgSrcBlock"><text:s/><text:s/><text:s/><text:s/><text:s/><text:s/>path_field</text:p>
      <text:p text:style-name="OrgSrcBlock"><text:s/><text:s/><text:s/><text:s/><text:s/><text:s/>pg_lsn_field</text:p>
      <text:p text:style-name="OrgSrcBlock"><text:s/><text:s/><text:s/><text:s/><text:s/><text:s/>point_field</text:p>
      <text:p text:style-name="OrgSrcBlock"><text:s/><text:s/><text:s/><text:s/><text:s/><text:s/>polygon_field</text:p>
      <text:p text:style-name="OrgSrcBlock"><text:s/><text:s/><text:s/><text:s/><text:s/><text:s/>real_field</text:p>
      <text:p text:style-name="OrgSrcBlock"><text:s/><text:s/><text:s/><text:s/><text:s/><text:s/>serial_field</text:p>
      <text:p text:style-name="OrgSrcBlock"><text:s/><text:s/><text:s/><text:s/><text:s/><text:s/>smallint_field</text:p>
      <text:p text:style-name="OrgSrcBlock"><text:s/><text:s/><text:s/><text:s/><text:s/><text:s/>smallserial_field</text:p>
      <text:p text:style-name="OrgSrcBlock"><text:s/><text:s/><text:s/><text:s/><text:s/><text:s/>text_field</text:p>
      <text:p text:style-name="OrgSrcBlock"><text:s/><text:s/><text:s/><text:s/><text:s/><text:s/>time_with_time_zone_field</text:p>
      <text:p text:style-name="OrgSrcBlock"><text:s/><text:s/><text:s/><text:s/><text:s/><text:s/>time_without_time_zone_field</text:p>
      <text:p text:style-name="OrgSrcBlock"><text:s/><text:s/><text:s/><text:s/><text:s/><text:s/>timestamp_with_time_zone_field</text:p>
      <text:p text:style-name="OrgSrcBlock"><text:s/><text:s/><text:s/><text:s/><text:s/><text:s/>timestamp_without_time_zone_field</text:p>
      <text:p text:style-name="OrgSrcBlock"><text:s/><text:s/><text:s/><text:s/><text:s/><text:s/>txid_snapshot_field</text:p>
      <text:p text:style-name="OrgSrcBlock"><text:s/><text:s/><text:s/><text:s/><text:s/><text:s/>uuid_field</text:p>
      <text:p text:style-name="OrgSrcBlock"><text:s/><text:s/><text:s/><text:s/><text:s/><text:s/>xml_field</text:p>
      <text:p text:style-name="OrgSrcBlock"><text:s/><text:s/><text:s/><text:s/>}</text:p>
      <text:p text:style-name="OrgSrcBlock"><text:s/><text:s/>}</text:p>
      <text:p text:style-name="OrgSrcBlockLastLine">}</text:p>
      <text:h text:style-name="Heading_20_1" text:outline-level="1" text:is-list-header="false">
<text:bookmark-start text:name="OrgXref.org476ee81"/>
<text:bookmark text:name="org476ee81"/>Remote Schema
<text:bookmark-end text:name="OrgXref.org476ee81"/></text:h>
      <text:h text:style-name="Heading_20_2" text:outline-level="2" text:is-list-header="false">
<text:bookmark-start text:name="OrgXref.org7f7f2b6"/>
<text:bookmark text:name="org7f7f2b6"/>Remote relationships
<text:bookmark-end text:name="OrgXref.org7f7f2b6"/></text:h>
      <text:h text:style-name="Heading_20_3" text:outline-level="3" text:is-list-header="false">
<text:bookmark-start text:name="OrgXref.orga6a0a4b"/>
<text:bookmark text:name="orga6a0a4b"/><text:span text:style-name="OrgTodo">TODO</text:span> To remote database
<text:bookmark-end text:name="OrgXref.orga6a0a4b"/></text:h>
      <text:h text:style-name="Heading_20_3" text:outline-level="3" text:is-list-header="false">
<text:bookmark-start text:name="OrgXref.org730a4a6"/>
<text:bookmark text:name="org730a4a6"/><text:span text:style-name="OrgTodo">TODO</text:span> To Remote Schema<text:tab/><text:span text:style-name="OrgTags">[<text:span text:style-name="OrgTag">DOES_NOT_INVOLVE_DB</text:span>]</text:span>
<text:bookmark-end text:name="OrgXref.org730a4a6"/></text:h>
      <text:h text:style-name="Heading_20_2" text:outline-level="2" text:is-list-header="false">
<text:bookmark-start text:name="OrgXref.org8ee534f"/>
<text:bookmark text:name="org8ee534f"/>Authorization in remote schema
<text:bookmark-end text:name="OrgXref.org8ee534f"/></text:h>
      <text:h text:style-name="Heading_20_3" text:outline-level="3" text:is-list-header="false">
<text:bookmark-start text:name="OrgXref.org7e8721c"/>
<text:bookmark text:name="org7e8721c"/><text:span text:style-name="OrgTodo">TODO</text:span> Forwarding auth context to/from remote schema<text:tab/><text:span text:style-name="OrgTags">[<text:span text:style-name="OrgTag">DOES_NOT_INVOLVE_DB</text:span>]</text:span>
<text:bookmark-end text:name="OrgXref.org7e8721c"/></text:h>
      <text:h text:style-name="Heading_20_3" text:outline-level="3" text:is-list-header="false">
<text:bookmark-start text:name="OrgXref.org329f98f"/>
<text:bookmark text:name="org329f98f"/><text:span text:style-name="OrgTodo">TODO</text:span> Remote schema permissions<text:tab/><text:span text:style-name="OrgTags">[<text:span text:style-name="OrgTag">DOES_NOT_INVOLVE_DB</text:span>]</text:span>
<text:bookmark-end text:name="OrgXref.org329f98f"/></text:h>
      <text:h text:style-name="Heading_20_3" text:outline-level="3" text:is-list-header="false">
<text:bookmark-start text:name="OrgXref.orgd748144"/>
<text:bookmark text:name="orgd748144"/><text:span text:style-name="OrgTodo">TODO</text:span> Bypassing Hasura's auth for remote schema<text:tab/><text:span text:style-name="OrgTags">[<text:span text:style-name="OrgTag">DOES_NOT_INVOLVE_DB</text:span>]</text:span>
<text:bookmark-end text:name="OrgXref.orgd748144"/></text:h>
      <text:h text:style-name="Heading_20_1" text:outline-level="1" text:is-list-header="false">
<text:bookmark-start text:name="OrgXref.orgfc94e45"/>
<text:bookmark text:name="orgfc94e45"/>Event Triggers
<text:bookmark-end text:name="OrgXref.orgfc94e45"/></text:h>
      <text:h text:style-name="Heading_20_2" text:outline-level="2" text:is-list-header="false">
<text:bookmark-start text:name="OrgXref.org0a15042"/>
<text:bookmark text:name="org0a15042"/>Creating an Event Trigger
<text:bookmark-end text:name="OrgXref.org0a15042"/></text:h>
      <text:h text:style-name="Heading_20_3" text:outline-level="3" text:is-list-header="false">
<text:bookmark-start text:name="OrgXref.orgf9af3a6"/>
<text:bookmark text:name="orgf9af3a6"/><text:span text:style-name="OrgDone">DONE</text:span> Create an insert trigger
<text:bookmark-end text:name="OrgXref.orgf9af3a6"/></text:h>
      <text:h text:style-name="Heading_20_3" text:outline-level="3" text:is-list-header="false">
<text:bookmark-start text:name="OrgXref.org32d9e42"/>
<text:bookmark text:name="org32d9e42"/><text:span text:style-name="OrgDone">DONE</text:span> Create an update trigger
<text:bookmark-end text:name="OrgXref.org32d9e42"/></text:h>
      <text:list text:style-name="OrgBulletedList" text:continue-numbering="false">
        <text:list-item>
          <text:p text:style-name="Text_20_body"><text:span text:style-name="OrgCode">[ ] </text:span>Perform a mutation to update an order
</text:p>
        </text:list-item>
        <text:list-item>
          <text:p text:style-name="Text_20_body"><text:span text:style-name="OrgCode">[ ] </text:span>Update an order from the Console
</text:p>
        </text:list-item>
      </text:list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order_by_pk(<text:span text:style-name="OrgSrcFontLockVariableNameFace">pk_columns</text:span>:<text:s/>{<text:span text:style-name="OrgSrcFontLockVariableNameFace">id</text:span>:<text:s/><text:span text:style-name="OrgSrcFontLockStringFace">"1564344e-e528-43de-b88e-dab9c3efa44e"</text:span>},<text:s/>_set:<text:s/>{state:<text:s/><text:span text:style-name="OrgSrcFontLockStringFace">"fulfilled"</text:span>})<text:s/>{</text:p>
      <text:p text:style-name="OrgSrcBlock"><text:s/><text:s/><text:s/><text:s/>id</text:p>
      <text:p text:style-name="OrgSrcBlock"><text:s/><text:s/><text:s/><text:s/>state</text:p>
      <text:p text:style-name="OrgSrcBlock"><text:s/><text:s/>}</text:p>
      <text:p text:style-name="OrgSrcBlockLastLine">}</text:p>
      <text:list text:style-name="OrgBulletedList" text:continue-numbering="false">
        <text:list-item>
          <text:p text:style-name="Text_20_body"><text:span text:style-name="OrgCode">[ ] </text:span>Check the events logs
</text:p>
        </text:list-item>
      </text:list>
      <text:h text:style-name="Heading_20_1" text:outline-level="1" text:is-list-header="false">
<text:bookmark-start text:name="OrgXref.org9f6ea3a"/>
<text:bookmark text:name="org9f6ea3a"/>Scheduled Triggers
<text:bookmark-end text:name="OrgXref.org9f6ea3a"/></text:h>
      <text:h text:style-name="Heading_20_2" text:outline-level="2" text:is-list-header="false">
<text:bookmark-start text:name="OrgXref.orged9a6f0"/>
<text:bookmark text:name="orged9a6f0"/>Creating a chron trigger
<text:bookmark-end text:name="OrgXref.orged9a6f0"/></text:h>
      <text:h text:style-name="Heading_20_3" text:outline-level="3" text:is-list-header="false">
<text:bookmark-start text:name="OrgXref.org2739d49"/>
<text:bookmark text:name="org2739d49"/><text:span text:style-name="OrgTodo">TODO</text:span> Create a chron trigger
<text:bookmark-end text:name="OrgXref.org2739d49"/></text:h>
      <text:list text:style-name="OrgBulletedList" text:continue-numbering="false">
        <text:list-item>
          <text:p text:style-name="Text_20_body"><text:span text:style-name="OrgCode">[ ] </text:span>Allow time to pass
</text:p>
        </text:list-item>
        <text:list-item>
          <text:p text:style-name="Text_20_body"><text:span text:style-name="OrgCode">[ ] </text:span>Check the events logs
</text:p>
        </text:list-item>
      </text:list>
      <text:h text:style-name="Heading_20_2" text:outline-level="2" text:is-list-header="false">
<text:bookmark-start text:name="OrgXref.orgac8f5ae"/>
<text:bookmark text:name="orgac8f5ae"/>Creating a one-off scheduled event
<text:bookmark-end text:name="OrgXref.orgac8f5ae"/></text:h>
      <text:h text:style-name="Heading_20_3" text:outline-level="3" text:is-list-header="false">
<text:bookmark-start text:name="OrgXref.org86469e0"/>
<text:bookmark text:name="org86469e0"/><text:span text:style-name="OrgTodo">TODO</text:span> Create a one-off scheduled event
<text:bookmark-end text:name="OrgXref.org86469e0"/></text:h>
      <text:h text:style-name="Heading_20_2" text:outline-level="2" text:is-list-header="false">
<text:bookmark-start text:name="OrgXref.orga664aed"/>
<text:bookmark text:name="orga664aed"/>Cleaning up scheduled triggers data
<text:bookmark-end text:name="OrgXref.orga664aed"/></text:h>
      <text:h text:style-name="Heading_20_3" text:outline-level="3" text:is-list-header="false">
<text:bookmark-start text:name="OrgXref.orgade02bc"/>
<text:bookmark text:name="orgade02bc"/><text:span text:style-name="OrgTodo">TODO</text:span> Clear Everything
<text:bookmark-end text:name="OrgXref.orgade02bc"/></text:h>
      <text:list text:style-name="OrgBulletedList" text:continue-numbering="false">
        <text:list-item>
          <text:p text:style-name="Text_20_body"><text:span text:style-name="OrgCode">[ ] </text:span>Cron triggers
</text:p>
          <text:p text:style-name="OrgSrcBlockLastLine"><text:span text:style-name="OrgSrcFontLockKeywordFace">DELETE</text:span><text:s/><text:span text:style-name="OrgSrcFontLockKeywordFace">FROM</text:span><text:s/>hdb_catalog.hdb_cron_events;</text:p>
        </text:list-item>
        <text:list-item>
          <text:p text:style-name="Text_20_body"><text:span text:style-name="OrgCode">[ ] </text:span>Scheduled events
</text:p>
          <text:p text:style-name="OrgSrcBlockLastLine"><text:span text:style-name="OrgSrcFontLockKeywordFace">DELETE</text:span><text:s/><text:span text:style-name="OrgSrcFontLockKeywordFace">FROM</text:span><text:s/>hdb_catalog.hdb_scheduled_events;</text:p>
        </text:list-item>
      </text:list>
      <text:h text:style-name="Heading_20_1" text:outline-level="1" text:is-list-header="false">
<text:bookmark-start text:name="OrgXref.orga2ab582"/>
<text:bookmark text:name="orga2ab582"/>Test Matrix
<text:bookmark-end text:name="OrgXref.orga2ab582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unction</text:p>
              </table:table-cell>
              <table:table-cell table:style-name="OrgTblCellTB">
                <text:p text:style-name="OrgTableHeadingLeft">Test</text:p>
              </table:table-cell>
              <table:table-cell table:style-name="OrgTblCellTB">
                <text:p text:style-name="OrgTableHeadingLeft">Outcome</text:p>
              </table:table-cell>
              <table:table-cell table:style-name="OrgTblCellTB">
                <text:p text:style-name="OrgTableHeadingLeft">Comment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emote Relationships</text:p>
              </table:table-cell>
              <table:table-cell table:style-name="OrgTblCellT">
                <text:p text:style-name="OrgTableContentsLeft">NO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Remote Schema connect to GraphQL servers</text:p>
              </table:table-cell>
            </table:table-row>
            <table:table-row>
              <table:table-cell table:style-name="OrgTblCell">
                <text:p text:style-name="OrgTableContentsLeft">Add Databa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dd tables and relationships in Consol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rform CRUD operation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t up and use 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nually add relationships to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Query across view/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table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computed field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defaults for field valu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native enum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table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ustomize field-name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Data validation with a database constraint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using the Relay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Simple object queri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ested object queries (involves JOIN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ggregation queries (coun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We didn't test min, max, avg, etc.</text:p>
              </table:table-cell>
            </table:table-row>
            <table:table-row>
              <table:table-cell table:style-name="OrgTblCell">
                <text:p text:style-name="OrgTableContentsLeft">Filter queries (involves WHERE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rt queries (involves ORDER BY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tinct queries (involves DISTINC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mit queries (involves LIMI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ing multiple argument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queries in a request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variables / aliases / fragments / directive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INSERT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PDATE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LETE (see "Perform CRUD operations in API" abov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ON CONFLICT (an "upsert"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Multiple mutations in a reques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Subscriptions (Live Queries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all Postgres/Hasura types (mutation, query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emote Databas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Creating event trigger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. See Notes below</text:p>
              </table:table-cell>
            </table:table-row>
            <table:table-row>
              <table:table-cell table:style-name="OrgTblCell">
                <text:p text:style-name="OrgTableContentsLeft">Creating a chron trigger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. See Notes below</text:p>
              </table:table-cell>
            </table:table-row>
            <table:table-row>
              <table:table-cell table:style-name="OrgTblCell">
                <text:p text:style-name="OrgTableContentsLeft">Creating a one-off scheduled even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leaning up scheduled trigger data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I/CD: hasura metadata (apply, clear, reload, statu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I/CD: hasura migrate (apply, apply –down all, delete)</text:p>
              </table:table-cell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>SUCCES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5b2d36a"/>
<text:bookmark text:name="org5b2d36a"/>NOTES
<text:bookmark-end text:name="OrgXref.org5b2d36a"/></text:h>
      <text:list text:style-name="OrgDescriptionList" text:continue-numbering="false">
        <text:list-item>
          <text:p text:style-name="Text_20_body_20_bold">Test</text:p>
          <text:list text:style-name="OrgDescriptionList" text:continue-numbering="true">
            <text:list-item>
              <text:p text:style-name="Text_20_body">do we test this (YES, NO, TBD)
</text:p>
            </text:list-item>
          </text:list>
        </text:list-item>
        <text:list-item>
          <text:p text:style-name="Text_20_body_20_bold">YES</text:p>
          <text:list text:style-name="OrgDescriptionList" text:continue-numbering="true">
            <text:list-item>
              <text:p text:style-name="Text_20_body">we should test this (and have)
</text:p>
            </text:list-item>
          </text:list>
        </text:list-item>
        <text:list-item>
          <text:p text:style-name="Text_20_body_20_bold">NO</text:p>
          <text:list text:style-name="OrgDescriptionList" text:continue-numbering="true">
            <text:list-item>
              <text:p text:style-name="Text_20_body">we may not need to test this
</text:p>
            </text:list-item>
          </text:list>
        </text:list-item>
        <text:list-item>
          <text:p text:style-name="Text_20_body_20_bold">TBD</text:p>
          <text:list text:style-name="OrgDescriptionList" text:continue-numbering="true">
            <text:list-item>
              <text:p text:style-name="Text_20_body">we should test this (but have not yet, possibly because we
  cannot)
</text:p>
            </text:list-item>
          </text:list>
        </text:list-item>
        <text:list-item>
          <text:p text:style-name="Text_20_body_20_bold">SUCCESS</text:p>
          <text:list text:style-name="OrgDescriptionList" text:continue-numbering="true">
            <text:list-item>
              <text:p text:style-name="Text_20_body">we tested it and it passed
</text:p>
            </text:list-item>
          </text:list>
        </text:list-item>
        <text:list-item>
          <text:p text:style-name="Text_20_body_20_bold">FAIL</text:p>
          <text:list text:style-name="OrgDescriptionList" text:continue-numbering="true">
            <text:list-item>
              <text:p text:style-name="Text_20_body">we tested it and it did not pass
</text:p>
            </text:list-item>
          </text:list>
        </text:list-item>
        <text:list-item>
          <text:p text:style-name="Text_20_body_20_bold">"We forgot to test this!"</text:p>
          <text:list text:style-name="OrgDescriptionList" text:continue-numbering="true">
            <text:list-item>
              <text:p text:style-name="Text_20_body">either we forgot, or we suspect we may
  not need to (e.g. "Remote Database")
</text:p>
            </text:list-item>
          </text:list>
        </text:list-item>
        <text:list-item>
          <text:p text:style-name="Text_20_body_20_bold">"Doesn't actually involve the DB"</text:p>
          <text:list text:style-name="OrgDescriptionList" text:continue-numbering="true">
            <text:list-item>
              <text:p text:style-name="Text_20_body">a Hasura function which we
  believe shouldn't work differently on BDR, since the function
  doesn't actually interact with the database.
</text:p>
            </text:list-item>
          </text:list>
        </text:list-item>
        <text:list-item>
          <text:p text:style-name="Text_20_body_20_bold">"Needs a Hasura fix"</text:p>
          <text:list text:style-name="OrgDescriptionList" text:continue-numbering="true">
            <text:list-item>
              <text:p text:style-name="Text_20_body">either we have a FAIL test or a TBD test,
  because of an identified gap in Hasura that needs to be fixed.
</text:p>
            </text:list-item>
          </text:list>
        </text:list-item>
      </text:list>
      <text:h text:style-name="Heading_20_2" text:outline-level="2" text:is-list-header="false">
<text:bookmark-start text:name="OrgXref.orgac98f4d"/>
<text:bookmark text:name="orgac98f4d"/>Additional Notes
<text:bookmark-end text:name="OrgXref.orgac98f4d"/></text:h>
      <text:p text:style-name="Text_20_body">Event Trigger creation fails with the following error:
</text:p>
      <text:p text:style-name="OrgSrcBlock">{</text:p>
      <text:p text:style-name="OrgSrcBlock"><text:s/><text:s/><text:s/><text:s/><text:span text:style-name="OrgSrcFontLockKeywordFace">"internal"</text:span>:<text:s/>{</text:p>
      <text:p text:style-name="OrgSrcBlock"><text:tab/><text:span text:style-name="OrgSrcFontLockKeywordFace">"statement"</text:span>:<text:s/><text:span text:style-name="OrgSrcFontLockStringFace">"\n<text:s/><text:s/>INSERT<text:s/>INTO<text:s/>hdb_catalog.hdb_source_catalog_version(version,<text:s/>upgraded_on)\n<text:s/><text:s/><text:s/><text:s/>VALUES<text:s/>($1,<text:s/>NOW())\n<text:s/><text:s/><text:s/>ON<text:s/>CONFLICT<text:s/>((version<text:s/>IS<text:s/>NOT<text:s/>NULL))\n<text:s/><text:s/><text:s/>DO<text:s/>UPDATE<text:s/>SET<text:s/>version<text:s/>=<text:s/>$1,<text:s/>upgraded_on<text:s/>=<text:s/>NOW()\n<text:s/><text:s/>"</text:span>,</text:p>
      <text:p text:style-name="OrgSrcBlock"><text:tab/><text:span text:style-name="OrgSrcFontLockKeywordFace">"prepared"</text:span>:<text:s/><text:span text:style-name="OrgSrcFontLockConstantFace">false</text:span>,</text:p>
      <text:p text:style-name="OrgSrcBlock"><text:tab/><text:span text:style-name="OrgSrcFontLockKeywordFace">"error"</text:span>:<text:s/>{</text:p>
      <text:p text:style-name="OrgSrcBlock"><text:tab/><text:s/><text:s/><text:s/><text:s/><text:span text:style-name="OrgSrcFontLockKeywordFace">"exec_status"</text:span>:<text:s/><text:span text:style-name="OrgSrcFontLockStringFace">"FatalError"</text:span>,</text:p>
      <text:p text:style-name="OrgSrcBlock"><text:tab/><text:s/><text:s/><text:s/><text:s/><text:span text:style-name="OrgSrcFontLockKeywordFace">"hint"</text:span>:<text:s/><text:span text:style-name="OrgSrcFontLockStringFace">"To<text:s/>enable<text:s/>updating<text:s/>the<text:s/>table,<text:s/>set<text:s/>REPLICA<text:s/>IDENTITY<text:s/>using<text:s/>ALTER<text:s/>TABLE."</text:span>,</text:p>
      <text:p text:style-name="OrgSrcBlock"><text:tab/><text:s/><text:s/><text:s/><text:s/><text:span text:style-name="OrgSrcFontLockKeywordFace">"message"</text:span>:<text:s/><text:span text:style-name="OrgSrcFontLockStringFace">"cannot<text:s/>run<text:s/>INSERT<text:s/>ON<text:s/>CONFLICT<text:s/>DO<text:s/>UPDATE<text:s/>on<text:s/>table<text:s/>\"hdb_source_catalog_version\"<text:s/>because<text:s/>it<text:s/>does<text:s/>not<text:s/>have<text:s/>a<text:s/>replica<text:s/>identity<text:s/>and<text:s/>is<text:s/>part<text:s/>of<text:s/>replication<text:s/>set<text:s/>which<text:s/>publishes<text:s/>updates"</text:span>,</text:p>
      <text:p text:style-name="OrgSrcBlock"><text:tab/><text:s/><text:s/><text:s/><text:s/><text:span text:style-name="OrgSrcFontLockKeywordFace">"status_code"</text:span>:<text:s/><text:span text:style-name="OrgSrcFontLockStringFace">"55000"</text:span>,</text:p>
      <text:p text:style-name="OrgSrcBlock"><text:tab/><text:s/><text:s/><text:s/><text:s/><text:span text:style-name="OrgSrcFontLockKeywordFace">"description"</text:span>:<text:s/><text:span text:style-name="OrgSrcFontLockConstantFace">null</text:span></text:p>
      <text:p text:style-name="OrgSrcBlock"><text:tab/>},</text:p>
      <text:p text:style-name="OrgSrcBlock"><text:tab/><text:span text:style-name="OrgSrcFontLockKeywordFace">"arguments"</text:span>:<text:s/>[</text:p>
      <text:p text:style-name="OrgSrcBlock"><text:tab/><text:s/><text:s/><text:s/><text:s/><text:span text:style-name="OrgSrcFontLockStringFace">"(Oid<text:s/>25,Just<text:s/>(\"2\",Binary))"</text:span></text:p>
      <text:p text:style-name="OrgSrcBlock"><text:tab/>]</text:p>
      <text:p text:style-name="OrgSrcBlock"><text:s/><text:s/><text:s/><text:s/>},</text:p>
      <text:p text:style-name="OrgSrcBlock"><text:s/><text:s/><text:s/><text:s/><text:span text:style-name="OrgSrcFontLockKeywordFace">"path"</text:span>:<text:s/><text:span text:style-name="OrgSrcFontLockStringFace">"$.args[0].args"</text:span>,</text:p>
      <text:p text:style-name="OrgSrcBlock"><text:s/><text:s/><text:s/><text:s/><text:span text:style-name="OrgSrcFontLockKeywordFace">"error"</text:span>:<text:s/><text:span text:style-name="OrgSrcFontLockStringFace">"database<text:s/>query<text:s/>error"</text:span>,</text:p>
      <text:p text:style-name="OrgSrcBlock"><text:s/><text:s/><text:s/><text:s/><text:span text:style-name="OrgSrcFontLockKeywordFace">"code"</text:span>:<text:s/><text:span text:style-name="OrgSrcFontLockStringFace">"unexpected"</text:span></text:p>
      <text:p text:style-name="OrgSrcBlockLastLine">}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008b8b"/>
    </style:style>
    <style:style style:name="OrgSrcFontLockStringFace" style:family="text">
      <style:text-properties fo:color="#e67128"/>
    </style:style>
    <style:style style:name="OrgSrcFontLockTypeFace" style:family="text">
      <style:text-properties fo:color="#34cae2"/>
    </style:style>
    <style:style style:name="OrgSrcFontLockVariableNameFace" style:family="text">
      <style:text-properties fo:color="#dbdb95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FunctionNameFace" style:family="text">
      <style:text-properties fo:color="#00ede1"/>
    </style:style>
    <style:style style:name="OrgSrcFontLockKeywordFace" style:family="text">
      <style:text-properties fo:color="#ffad2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dc:date>2022-06-03</dc:date>
    <meta:creation-date>2022-06-03</meta:creation-date>
    <meta:generator>Emacs 29.0.50 (Org mode 9.5.3)</meta:generator>
    <meta:keyword/>
    <dc:subject/>
    <dc:title>EDB Test Plan</dc:title>
  </office:meta>
</office:document-meta>
</file>